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/>
    <style:font-face style:name="StarSymbol" svg:font-family="StarSymbol"/>
    <style:font-face style:name="Tahoma1" svg:font-family="Tahoma"/>
    <style:font-face style:name="Times New Roman4" svg:font-family="'Times New Roman', serif"/>
    <style:font-face style:name="Times New Roman3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Header_20_right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frontfooter">
      <style:text-properties fo:font-size="14pt" style:font-size-asian="14pt" style:font-size-complex="14pt"/>
    </style:style>
    <style:style style:name="P7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9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3"/>
    </style:style>
    <style:style style:name="P10" style:family="paragraph" style:parent-style-name="shorttitleirish">
      <style:paragraph-properties fo:background-color="#ffffff" text:number-lines="false" text:line-number="0">
        <style:background-image/>
      </style:paragraph-properties>
    </style:style>
    <style:style style:name="P11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2" style:family="paragraph" style:parent-style-name="graphic">
      <style:paragraph-properties fo:break-before="page"/>
    </style:style>
    <style:style style:name="P13" style:family="paragraph" style:parent-style-name="actsreferredto">
      <style:paragraph-properties fo:break-before="page"/>
    </style:style>
    <style:style style:name="P14" style:family="paragraph" style:parent-style-name="subsection">
      <style:paragraph-properties fo:break-before="page"/>
    </style:style>
    <style:style style:name="P15" style:family="paragraph" style:parent-style-name="arrangementofsections">
      <style:paragraph-properties fo:text-align="start" style:justify-single-word="false"/>
    </style:style>
    <style:style style:name="P16" style:family="paragraph" style:parent-style-name="paragraph_5f_insert">
      <style:text-properties style:font-name="Times New Roman4" fo:font-size="11pt"/>
    </style:style>
    <style:style style:name="P17" style:family="paragraph" style:parent-style-name="paragraph_5f_insert">
      <style:text-properties style:font-name="Times New Roman3"/>
    </style:style>
    <style:style style:name="P18" style:family="paragraph" style:parent-style-name="paragraph_5f_insert">
      <style:text-properties style:font-name="Times New Roman3" fo:font-size="11pt"/>
    </style:style>
    <style:style style:name="P19" style:family="paragraph" style:parent-style-name="subsection_5f_insert">
      <style:text-properties style:font-name="Times New Roman3"/>
    </style:style>
    <style:style style:name="P20" style:family="paragraph" style:parent-style-name="subsection_5f_insert">
      <style:text-properties style:font-name="Times New Roman3" fo:font-size="11pt"/>
    </style:style>
    <style:style style:name="P21" style:family="paragraph" style:parent-style-name="actreferredto">
      <style:paragraph-properties>
        <style:tab-stops/>
      </style:paragraph-properties>
    </style:style>
    <style:style style:name="P22" style:family="paragraph" style:parent-style-name="centered">
      <style:paragraph-properties text:number-lines="false" text:line-number="0"/>
      <style:text-properties style:font-name="Times New Roman2" style:font-name-asian="Times New Roman2" style:font-name-complex="Times New Roman2"/>
    </style:style>
    <style:style style:name="P23" style:family="paragraph" style:parent-style-name="centered">
      <style:paragraph-properties text:number-lines="false" text:line-number="0"/>
      <style:text-properties style:font-name="Times New Roman2" fo:font-style="italic" style:font-name-asian="Times New Roman2" style:font-style-asian="italic" style:font-name-complex="Times New Roman2" style:font-style-complex="italic"/>
    </style:style>
    <style:style style:name="P24" style:family="paragraph" style:parent-style-name="Standard">
      <style:paragraph-properties text:number-lines="false" text:line-number="0"/>
    </style:style>
    <style:style style:name="P25" style:family="paragraph" style:parent-style-name="Standard">
      <style:paragraph-properties text:number-lines="false" text:line-number="0"/>
      <style:text-properties style:font-name="Times New Roman2" style:font-name-asian="Times New Roman2" style:font-name-complex="Times New Roman2"/>
    </style:style>
    <style:style style:name="P26" style:family="paragraph" style:parent-style-name="bill">
      <style:paragraph-properties text:number-lines="false" text:line-number="0"/>
    </style:style>
    <style:style style:name="P27" style:family="paragraph" style:parent-style-name="shorttitlebackpage">
      <style:paragraph-properties text:number-lines="false" text:line-number="0"/>
    </style:style>
    <style:style style:name="P28" style:family="paragraph" style:parent-style-name="hr2">
      <style:paragraph-properties text:number-lines="false" text:line-number="0"/>
    </style:style>
    <style:style style:name="P29" style:family="paragraph" style:parent-style-name="hr2">
      <style:paragraph-properties text:number-lines="false" text:line-number="0"/>
      <style:text-properties style:font-name="Times New Roman3"/>
    </style:style>
    <style:style style:name="P30" style:family="paragraph" style:parent-style-name="hr2">
      <style:paragraph-properties text:number-lines="false" text:line-number="0"/>
      <style:text-properties style:font-name="Times New Roman2" style:font-name-asian="Times New Roman2" style:font-name-complex="Times New Roman2"/>
    </style:style>
    <style:style style:name="P31" style:family="paragraph" style:parent-style-name="asinitiated">
      <style:paragraph-properties text:number-lines="false" text:line-number="0"/>
    </style:style>
    <style:style style:name="P32" style:family="paragraph" style:parent-style-name="backpageprovision">
      <style:paragraph-properties text:number-lines="false" text:line-number="0"/>
    </style:style>
    <style:style style:name="P33" style:family="paragraph" style:parent-style-name="backpageprovisionleft">
      <style:paragraph-properties fo:margin-left="0.7cm" fo:margin-right="0cm" fo:text-indent="-0.7cm" style:auto-text-indent="false" text:number-lines="false" text:line-number="0">
        <style:tab-stops/>
      </style:paragraph-properties>
    </style:style>
    <style:style style:name="P34" style:family="paragraph" style:parent-style-name="Standard" style:master-page-name="frontcover">
      <style:paragraph-properties style:page-number="1"/>
    </style:style>
    <style:style style:name="P35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3"/>
    </style:style>
    <style:style style:name="T5" style:family="text">
      <style:text-properties style:font-name="Times New Roman3" fo:font-size="11pt"/>
    </style:style>
    <style:style style:name="T6" style:family="text">
      <style:text-properties style:font-name="Times New Roman3" fo:font-size="11pt" fo:font-style="italic"/>
    </style:style>
    <style:style style:name="T7" style:family="text">
      <style:text-properties style:font-name="Times New Roman3" fo:font-size="11pt" fo:font-style="italic" style:font-style-asian="italic" style:font-style-complex="italic"/>
    </style:style>
    <style:style style:name="T8" style:family="text">
      <style:text-properties style:font-name="Times New Roman3" fo:font-size="11pt" fo:font-style="normal" style:font-style-asian="normal" style:font-style-complex="normal"/>
    </style:style>
    <style:style style:name="T9" style:family="text">
      <style:text-properties style:font-name="Times New Roman3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Times New Roman3" style:font-name-asian="Times New Roman2" style:font-name-complex="Times New Roman2"/>
    </style:style>
    <style:style style:name="T11" style:family="text">
      <style:text-properties style:font-name="Times New Roman4" fo:font-size="11pt"/>
    </style:style>
    <style:style style:name="T12" style:family="text">
      <style:text-properties fo:font-size="11pt"/>
    </style:style>
    <style:style style:name="T13" style:family="text">
      <style:text-properties fo:font-size="11pt" fo:font-style="italic"/>
    </style:style>
    <style:style style:name="T14" style:family="text">
      <style:text-properties fo:font-size="11pt" fo:font-style="normal" style:font-style-asian="normal" style:font-style-complex="normal"/>
    </style:style>
    <style:style style:name="T15" style:family="text">
      <style:text-properties style:font-name="Times New Roman2"/>
    </style:style>
    <style:style style:name="T16" style:family="text">
      <style:text-properties style:font-name="Times New Roman2" style:font-name-asian="Times New Roman2" style:font-name-complex="Times New Roman2"/>
    </style:style>
    <style:style style:name="T17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30 of 2015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GA_shorttitle" text:name="GA_shorttitle"/>
        <text:user-field-decl office:value-type="string" office:string-value="Health (General Practitioner Service) Bill 2015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EN_longtitle" text:name="EN_longtitle"/>
        <text:user-field-decl office:value-type="string" office:string-value="AN BILLE SLÁINTE (SEIRBHÍS LIA-CHLEACHTÓIRÍ GINEARÁLTA), 2015" text:name="GA_shorttitle_caps"/>
      </text:user-field-decls>
      <text:p text:style-name="P34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4">An Bille Sláinte (Seirbhís Lia-Chleachtóirí Ginearálta), 2015</text:span></text:span></text:p>
      <text:p text:style-name="shorttitleenglish_5f_frontpage"><text:span text:style-name="bold_5f_noitalic_5f_nounderline"><text:span text:style-name="T4">Health (General Practitioner Service) Bill 2015</text:span></text:span></text:p>
      <text:p text:style-name="P9"/>
      <text:p text:style-name="asinitiated"><text:span text:style-name="bold_5f_noitalic_5f_nounderline"><text:span text:style-name="T9">Mar a tionscnaíodh</text:span></text:span></text:p>
      <text:p text:style-name="asinitiated"><text:span text:style-name="bold_5f_noitalic_5f_nounderline"><text:span text:style-name="T9">As initiated</text:span></text:span></text:p>
      <text:p text:style-name="hr"/>
      <text:p text:style-name="P35"/>
      <text:p text:style-name="P9"/>
      <text:p text:style-name="P10"><text:span text:style-name="bold_5f_noitalic_5f_nounderline"><text:span text:style-name="T4"><text:user-field-get text:name="GA_shorttitle_caps">AN BILLE SLÁINTE (SEIRBHÍS LIA-CHLEACHTÓIRÍ GINEARÁLTA), 2015</text:user-field-get></text:span></text:span></text:p>
      <text:p text:style-name="shorttitleenglish"><text:span text:style-name="bold_5f_noitalic_5f_nounderline"><text:span text:style-name="T4"><text:user-field-get text:name="EN_shorttitle">Health (General Practitioner Service) Bill 2015</text:user-field-get></text:span></text:span></text:p>
      <text:p text:style-name="P9"/>
      <text:p text:style-name="P7"><text:span text:style-name="nobold_5f_italic_5f_nounderline"><text:span text:style-name="T4"><text:user-field-get text:name="GA_DOC_STAGE">Mar a tionscnaíodh</text:user-field-get></text:span></text:span></text:p>
      <text:p text:style-name="P11"><text:span text:style-name="nobold_5f_italic_5f_nounderline"><text:span text:style-name="T4"><text:user-field-get text:name="EN_DOC_STAGE">As initiated</text:user-field-get></text:span></text:span></text:p>
      <text:p text:style-name="P8"/>
      <text:p text:style-name="arrangementofsections">CONTENTS</text:p>
      <text:p text:style-name="arrangementofsections"/>
      <text:p text:style-name="P15">Section</text:p>
      <text:p text:style-name="tocsectionnumber">1. <text:s/><text:bookmark-ref text:reference-format="text" text:ref-name="toc_book_1">Definition</text:bookmark-ref></text:p>
      <text:p text:style-name="tocsectionnumber">2. <text:s/><text:bookmark-ref text:reference-format="text" text:ref-name="toc_book_2">Amendment of section 58 of Act of 1970</text:bookmark-ref></text:p>
      <text:p text:style-name="tocsectionnumber">3. <text:s/><text:bookmark-ref text:reference-format="text" text:ref-name="toc_book_3">Amendment of section 58A of Act of 1970</text:bookmark-ref></text:p>
      <text:p text:style-name="tocsectionnumber">4. <text:s/><text:bookmark-ref text:reference-format="text" text:ref-name="toc_book_4">Short title, collective citation and commencement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3">Acts Referred to</text:p>
          </text:index-title>
          <text:p text:style-name="P21">Civil Partnership and Certain Rights and Obligations of Cohabitants Act 2010 (No. 24)</text:p>
          <text:p text:style-name="P21">Health (Alteration of Criteria for Eligibility) Act 2013 (No. 10)</text:p>
          <text:p text:style-name="P21">Health (General Practitioner Service) Act 2014 (No. 28)</text:p>
          <text:p text:style-name="P21">Health (Repayment Scheme) Act 2006 (No. 17)</text:p>
          <text:p text:style-name="P21">Health Act 1970 (No. 1)</text:p>
          <text:p text:style-name="P21">Health Acts 1947 to 2014</text:p>
          <text:p text:style-name="P21">Hepatitis C Compensation Tribunal Acts 1997 to 2006</text:p>
        </text:index-body>
      </text:alphabetical-index>
      <text:p text:style-name="Standard"/>
      <text:p text:style-name="P12"/>
      <text:p text:style-name="hr"/>
      <text:p text:style-name="shorttitleirish"><text:hidden-text text:condition="ooow:" text:string-value="P3:L1" text:is-hidden="true"/><text:user-field-get text:name="GA_shorttitle_caps">AN BILLE SLÁINTE (SEIRBHÍS LIA-CHLEACHTÓIRÍ GINEARÁLTA), 2015</text:user-field-get></text:p>
      <text:p text:style-name="shorttitleenglish"><text:hidden-text text:condition="ooow:" text:string-value="P3:L2" text:is-hidden="true"/><text:user-field-get text:name="EN_shorttitle">Health (General Practitioner Service) Bill 2015</text:user-field-get></text:p>
      <text:p text:style-name="hr"/>
      <text:p text:style-name="bill"><text:hidden-text text:condition="ooow:" text:string-value="P3:L3" text:is-hidden="true"/><text:user-field-get text:name="STATUS">Bill</text:user-field-get></text:p>
      <text:p text:style-name="entitled"><text:hidden-text text:condition="ooow:" text:string-value="P3:L4" text:is-hidden="true"/>entitled</text:p>
      <text:p text:style-name="longtitle"><text:hidden-text text:condition="ooow:" text:string-value="P3:L5" text:is-hidden="true"/>An Act to amend the <text:alphabetical-index-mark text:string-value="Health Act 1970 (No. 1)"/><text:a xlink:type="simple" xlink:href="http://www.irishstatutebook.ie/1970/en/act/pub/0001/index.html">Health Act 1970</text:a> to provide for the making available without <text:hidden-text text:condition="ooow:" text:string-value="P3:L6" text:is-hidden="true"/>charge of a general practitioner medical and surgical service to persons who are <text:hidden-text text:condition="ooow:" text:string-value="P3:L7" text:is-hidden="true"/>ordinarily resident in the State and who have attained the age of 70 years, and to certain <text:hidden-text text:condition="ooow:" text:string-value="P3:L8" text:is-hidden="true"/>other persons; and to provide for related matters.</text:p>
      <text:p text:style-name="enacted"><text:hidden-text text:condition="ooow:" text:string-value="P3:L9" text:is-hidden="true"/>Be it enacted by the Oireachtas as follows:</text:p>
      <text:p text:style-name="shouldernote"><text:hidden-text text:condition="ooow:" text:string-value="P3:L10" text:is-hidden="true"/><text:bookmark-start text:name="toc_book_1"/>Definition<text:bookmark-end text:name="toc_book_1"/></text:p>
      <text:p text:style-name="section"><text:hidden-text text:condition="ooow:" text:string-value="P3:L11" text:is-hidden="true"/><text:reference-mark-start text:name="sectionnumber_1"/><text:span text:style-name="T3"><text:sequence text:ref-name="refsectionnumber0" text:name="sectionnumber" text:formula="ooow:sectionnumber+1" style:num-format="1">1</text:sequence></text:span><text:reference-mark-end text:name="sectionnumber_1"/><text:span text:style-name="T3">.</text:span><text:tab/>In this Act “Act of 1970” means the <text:alphabetical-index-mark text:string-value="Health Act 1970 (No. 1)"/><text:a xlink:type="simple" xlink:href="http://www.irishstatutebook.ie/1970/en/act/pub/0001/index.html">Health Act 1970</text:a>.</text:p>
      <text:p text:style-name="shouldernote"><text:hidden-text text:condition="ooow:" text:string-value="P3:L12" text:is-hidden="true"/><text:bookmark-start text:name="toc_book_2"/>Amendment of section 58 of Act of 1970<text:bookmark-end text:name="toc_book_2"/></text:p>
      <text:p text:style-name="section"><text:hidden-text text:condition="ooow:" text:string-value="P3:L13" text:is-hidden="true"/><text:reference-mark-start text:name="sectionnumber_2"/><text:span text:style-name="T3"><text:sequence text:ref-name="refsectionnumber1" text:name="sectionnumber" text:formula="ooow:sectionnumber+1" style:num-format="1">2</text:sequence></text:span><text:reference-mark-end text:name="sectionnumber_2"/><text:span text:style-name="T3">.</text:span><text:tab/>Section 58 (amended by section 4 of the <text:alphabetical-index-mark text:string-value="Health (General Practitioner Service) Act 2014 (No. 28)"/><text:a xlink:type="simple" xlink:href="http://www.irishstatutebook.ie/2014/en/act/pub/0028/index.html">Health (General Practitioner Service) Act 2014</text:a>) <text:hidden-text text:condition="ooow:" text:string-value="P3:L14" text:is-hidden="true"/>of the Act of 1970 is amended⁠—</text:p>
      <text:p text:style-name="paragraph"><text:hidden-text text:condition="ooow:" text:string-value="P3:L15" text:is-hidden="true"/><text:tab/><text:reference-mark-start text:name="paragraphnumber_3"/>(<text:sequence text:ref-name="refparagraphnumber0" text:name="paragraphnumber" text:formula="ooow:1" style:num-format="a">a</text:sequence>)<text:reference-mark-end text:name="paragraphnumber_3"/><text:tab/>by the substitution, in subsection (1), of “Subject to subsections (4) and (5),” for <text:hidden-text text:condition="ooow:" text:string-value="P3:L16" text:is-hidden="true"/>“Subject to subsection (4),”, and</text:p>
      <text:p text:style-name="paragraph"><text:hidden-text text:condition="ooow:" text:string-value="P3:L17" text:is-hidden="true"/><text:tab/><text:reference-mark-start text:name="paragraphnumber_4"/>(<text:sequence text:ref-name="refparagraphnumber1" text:name="paragraphnumber" text:formula="ooow:paragraphnumber+1" style:num-format="a">b</text:sequence>)<text:reference-mark-end text:name="paragraphnumber_4"/><text:tab/>by the insertion of the following subsection after subsection (4):</text:p>
      <text:p text:style-name="subsection_5f_insert"><text:hidden-text text:condition="ooow:" text:string-value="P3:L18" text:is-hidden="true"/><text:tab/>“(5)<text:tab/>For the purposes of this section, a person shall be deemed not to come <text:hidden-text text:condition="ooow:" text:string-value="P3:L19" text:is-hidden="true"/>within a category mentioned in paragraph (a), (b) or (c) of subsection <text:hidden-text text:condition="ooow:" text:string-value="P3:L20" text:is-hidden="true"/>(1) where that person has attained the age of 70 years.”.</text:p>
      <text:p text:style-name="shouldernote"><text:hidden-text text:condition="ooow:" text:string-value="P3:L21" text:is-hidden="true"/><text:bookmark-start text:name="toc_book_3"/>Amendment of section 58A of Act of 1970<text:bookmark-end text:name="toc_book_3"/></text:p>
      <text:p text:style-name="section"><text:hidden-text text:condition="ooow:" text:string-value="P3:L22" text:is-hidden="true"/><text:reference-mark-start text:name="sectionnumber_3"/><text:span text:style-name="T3"><text:sequence text:ref-name="refsectionnumber2" text:name="sectionnumber" text:formula="ooow:sectionnumber+1" style:num-format="1">3</text:sequence></text:span><text:reference-mark-end text:name="sectionnumber_3"/><text:span text:style-name="T3">.</text:span><text:tab/>The Act of 1970 is amended by the substitution of the following section for section 58A <text:hidden-text text:condition="ooow:" text:string-value="P3:L23" text:is-hidden="true"/>(inserted by section 7 of the <text:alphabetical-index-mark text:string-value="Health (Alteration of Criteria for Eligibility) Act 2013 (No. 10)"/><text:a xlink:type="simple" xlink:href="http://www.irishstatutebook.ie/2013/en/act/pub/0010/index.html">Health (Alteration of Criteria for Eligibility) Act 2013</text:a>):</text:p>
      <text:p text:style-name="subsection_5f_insert"><text:hidden-text text:condition="ooow:" text:string-value="P3:L24" text:is-hidden="true"/>“<text:span text:style-name="T3">58A</text:span>.<text:tab/>(1)<text:tab/>T<text:span text:style-name="T11">he Health Service Executive shall make available without charge a </text:span><text:span text:style-name="T11"><text:hidden-text text:condition="ooow:" text:string-value="P3:L25" text:is-hidden="true"/></text:span><text:span text:style-name="T11">general practitioner medical and surgical service for a person who is </text:span><text:span text:style-name="T11"><text:hidden-text text:condition="ooow:" text:string-value="P3:L26" text:is-hidden="true"/></text:span><text:span text:style-name="T11">ordinarily resident in the State in one of the following categories:</text:span></text:p>
      <text:p text:style-name="P16"><text:hidden-text text:condition="ooow:" text:string-value="P3:L27" text:is-hidden="true"/><text:tab/>(a)<text:tab/>persons who have attained the age of 70 years;</text:p>
      <text:p text:style-name="paragraph_5f_insert"><text:hidden-text text:condition="ooow:" text:string-value="P3:L28" text:is-hidden="true"/><text:span text:style-name="T11"><text:tab/>(b)<text:tab/>dependants of </text:span><text:span text:style-name="T5">qualifying persons where the Health Service </text:span><text:span text:style-name="T5"><text:hidden-text text:condition="ooow:" text:string-value="P3:L29" text:is-hidden="true"/></text:span><text:span text:style-name="T5">Executive has, in accordance with </text:span><text:span text:style-name="T8">subsection (5)(a), c</text:span><text:span text:style-name="T5">onfirmed that </text:span><text:soft-page-break/><text:span text:style-name="T5"><text:hidden-text text:condition="ooow:" text:string-value="P4:L1" text:is-hidden="true"/></text:span><text:span text:style-name="T5">a condition specified in </text:span><text:span text:style-name="T8">subsection (2) </text:span><text:span text:style-name="T5">is met by the qualifying </text:span><text:span text:style-name="T5"><text:hidden-text text:condition="ooow:" text:string-value="P4:L2" text:is-hidden="true"/></text:span><text:span text:style-name="T5">person concerned, for so long as that condition is met.</text:span></text:p>
      <text:p text:style-name="subsection_5f_insert"><text:hidden-text text:condition="ooow:" text:string-value="P4:L3" text:is-hidden="true"/><text:tab/>(2)<text:tab/>A qualifying person meets a condition referred to in<text:span text:style-name="T5"> </text:span><text:span text:style-name="T8">subsection (1)(b)</text:span><text:span text:style-name="T5"> </text:span><text:span text:style-name="T5"><text:hidden-text text:condition="ooow:" text:string-value="P4:L4" text:is-hidden="true"/></text:span><text:span text:style-name="T5">where⁠—</text:span></text:p>
      <text:p text:style-name="paragraph_5f_insert"><text:hidden-text text:condition="ooow:" text:string-value="P4:L5" text:is-hidden="true"/><text:span text:style-name="T5"><text:tab/>(a)<text:tab/>in the case of a qualifying person who is not married, is not living </text:span><text:span text:style-name="T5"><text:hidden-text text:condition="ooow:" text:string-value="P4:L6" text:is-hidden="true"/></text:span><text:span text:style-name="T5">together with another person as husband and wife and does not </text:span><text:span text:style-name="T5"><text:hidden-text text:condition="ooow:" text:string-value="P4:L7" text:is-hidden="true"/></text:span><text:span text:style-name="T5">have a civil partner, his or her gross income does not exceed the </text:span><text:span text:style-name="T5"><text:hidden-text text:condition="ooow:" text:string-value="P4:L8" text:is-hidden="true"/></text:span><text:span text:style-name="T5">gross income limit specified in </text:span><text:span text:style-name="T8">subsection (3)(a),</text:span></text:p>
      <text:p text:style-name="P17"><text:hidden-text text:condition="ooow:" text:string-value="P4:L9" text:is-hidden="true"/><text:span text:style-name="T12"><text:tab/>(b)<text:tab/>in the case of a qualifying person who is married, the combined </text:span><text:span text:style-name="T12"><text:hidden-text text:condition="ooow:" text:string-value="P4:L10" text:is-hidden="true"/></text:span><text:span text:style-name="T12">gross income of the person and his or her spouse does not exceed </text:span><text:span text:style-name="T12"><text:hidden-text text:condition="ooow:" text:string-value="P4:L11" text:is-hidden="true"/></text:span><text:span text:style-name="T12">the gross income limit specified in </text:span><text:span text:style-name="T14">subsection (3)(b)</text:span><text:span text:style-name="T12">,</text:span></text:p>
      <text:p text:style-name="P17"><text:hidden-text text:condition="ooow:" text:string-value="P4:L12" text:is-hidden="true"/><text:span text:style-name="T12"><text:tab/>(c)<text:tab/>in the case of a qualifying person who is living together with </text:span><text:span text:style-name="T12"><text:hidden-text text:condition="ooow:" text:string-value="P4:L13" text:is-hidden="true"/></text:span><text:span text:style-name="T12">another person as husband and wife, the combined gross income of </text:span><text:span text:style-name="T12"><text:hidden-text text:condition="ooow:" text:string-value="P4:L14" text:is-hidden="true"/></text:span><text:span text:style-name="T12">the person and that other person does not exceed the gross income </text:span><text:span text:style-name="T12"><text:hidden-text text:condition="ooow:" text:string-value="P4:L15" text:is-hidden="true"/></text:span><text:span text:style-name="T12">limit specified in</text:span><text:span text:style-name="T14"> subsection (3)(b)</text:span><text:span text:style-name="T12">, or</text:span></text:p>
      <text:p text:style-name="paragraph_5f_insert"><text:hidden-text text:condition="ooow:" text:string-value="P4:L16" text:is-hidden="true"/><text:span text:style-name="T5"><text:tab/>(d)<text:tab/>in the case of a qualifying person who has a civil partner, the </text:span><text:span text:style-name="T5"><text:hidden-text text:condition="ooow:" text:string-value="P4:L17" text:is-hidden="true"/></text:span><text:span text:style-name="T5">combined gross income of the person and his or her civil partner </text:span><text:span text:style-name="T5"><text:hidden-text text:condition="ooow:" text:string-value="P4:L18" text:is-hidden="true"/></text:span><text:span text:style-name="T5">does not exceed the gross income limit specified in </text:span><text:span text:style-name="T8">subsection (3)</text:span><text:span text:style-name="T8"><text:hidden-text text:condition="ooow:" text:string-value="P4:L19" text:is-hidden="true"/></text:span><text:span text:style-name="T8">(b)</text:span><text:span text:style-name="T5">.</text:span></text:p>
      <text:p text:style-name="subsection_5f_insert"><text:hidden-text text:condition="ooow:" text:string-value="P4:L20" text:is-hidden="true"/><text:span text:style-name="T5"><text:tab/>(3)<text:tab/>Subject to</text:span><text:span text:style-name="T8"> subsection (9)</text:span><text:span text:style-name="T7">⁠—</text:span></text:p>
      <text:p text:style-name="P17"><text:hidden-text text:condition="ooow:" text:string-value="P4:L21" text:is-hidden="true"/><text:span text:style-name="T12"><text:tab/>(a)<text:tab/>for the purposes of </text:span><text:span text:style-name="T14">subsection (2)(a), </text:span><text:span text:style-name="T12">the gross income limit shall </text:span><text:span text:style-name="T12"><text:hidden-text text:condition="ooow:" text:string-value="P4:L22" text:is-hidden="true"/></text:span><text:span text:style-name="T12">be €700 per week, not including the income from the portion of the </text:span><text:span text:style-name="T12"><text:hidden-text text:condition="ooow:" text:string-value="P4:L23" text:is-hidden="true"/></text:span><text:span text:style-name="T12">person’s savings or similar investments whose capital value does </text:span><text:span text:style-name="T12"><text:hidden-text text:condition="ooow:" text:string-value="P4:L24" text:is-hidden="true"/></text:span><text:span text:style-name="T12">not exceed €36,000, and</text:span></text:p>
      <text:p text:style-name="P17"><text:hidden-text text:condition="ooow:" text:string-value="P4:L25" text:is-hidden="true"/><text:span text:style-name="T12"><text:tab/>(b)<text:tab/>for the purposes of </text:span><text:span text:style-name="T14">subsection (2)(b), (c) and (d), </text:span><text:span text:style-name="T12">the gross income </text:span><text:span text:style-name="T12"><text:hidden-text text:condition="ooow:" text:string-value="P4:L26" text:is-hidden="true"/></text:span><text:span text:style-name="T12">limit shall be €1,400 per week, not including the income from the </text:span><text:span text:style-name="T12"><text:hidden-text text:condition="ooow:" text:string-value="P4:L27" text:is-hidden="true"/></text:span><text:span text:style-name="T12">portion of the persons’ savings or similar investments whose capital </text:span><text:span text:style-name="T12"><text:hidden-text text:condition="ooow:" text:string-value="P4:L28" text:is-hidden="true"/></text:span><text:span text:style-name="T12">value does not exceed €72,000.</text:span></text:p>
      <text:p text:style-name="subsection_5f_insert"><text:hidden-text text:condition="ooow:" text:string-value="P4:L29" text:is-hidden="true"/><text:span text:style-name="T12"><text:tab/>(4)<text:tab/></text:span><text:span text:style-name="T5">A qualifying person may, for the purposes of </text:span><text:span text:style-name="T8">subsection (1)(b), </text:span><text:span text:style-name="T5">make </text:span><text:span text:style-name="T5"><text:hidden-text text:condition="ooow:" text:string-value="P4:L30" text:is-hidden="true"/></text:span><text:span text:style-name="T5">an application to the Health Service Executive, in such form as it </text:span><text:span text:style-name="T5"><text:hidden-text text:condition="ooow:" text:string-value="P4:L31" text:is-hidden="true"/></text:span><text:span text:style-name="T5">considers appropriate, for confirmation that a condition specified in </text:span><text:span text:style-name="T5"><text:hidden-text text:condition="ooow:" text:string-value="P4:L32" text:is-hidden="true"/></text:span><text:span text:style-name="T8">subsection (2)</text:span><text:span text:style-name="T5"> is met by him or her.</text:span></text:p>
      <text:p text:style-name="subsection_5f_insert"><text:hidden-text text:condition="ooow:" text:string-value="P4:L33" text:is-hidden="true"/><text:span text:style-name="T5"><text:tab/>(5)<text:tab/>The Health Service Executive shall, on receipt of an application under </text:span><text:span text:style-name="T5"><text:hidden-text text:condition="ooow:" text:string-value="P4:L34" text:is-hidden="true"/></text:span><text:span text:style-name="T8">subsection (4)</text:span><text:span text:style-name="T5">, consider the application, together with any information </text:span><text:span text:style-name="T5"><text:hidden-text text:condition="ooow:" text:string-value="P4:L35" text:is-hidden="true"/></text:span><text:span text:style-name="T5">furnished to it pursuant to a request under subsection (6), and⁠—</text:span></text:p>
      <text:p text:style-name="P17"><text:hidden-text text:condition="ooow:" text:string-value="P4:L36" text:is-hidden="true"/><text:span text:style-name="T12"><text:tab/>(a)<text:tab/>if it is satisfied that a condition specified in </text:span><text:span text:style-name="T14">subsection (2)</text:span><text:span text:style-name="T13"> </text:span><text:span text:style-name="T12">is met by </text:span><text:span text:style-name="T12"><text:hidden-text text:condition="ooow:" text:string-value="P4:L37" text:is-hidden="true"/></text:span><text:span text:style-name="T12">the qualifying person concerned, provide the qualifying person </text:span><text:span text:style-name="T12"><text:hidden-text text:condition="ooow:" text:string-value="P4:L38" text:is-hidden="true"/></text:span><text:span text:style-name="T12">with confirmation in writing that the condition is met by him or her, </text:span><text:span text:style-name="T12"><text:hidden-text text:condition="ooow:" text:string-value="P4:L39" text:is-hidden="true"/></text:span><text:span text:style-name="T12">or</text:span></text:p>
      <text:p text:style-name="P18"><text:hidden-text text:condition="ooow:" text:string-value="P4:L40" text:is-hidden="true"/><text:tab/>(b)<text:tab/>if it is not so satisfied, provide the qualifying person with a notice <text:hidden-text text:condition="ooow:" text:string-value="P4:L41" text:is-hidden="true"/>in writing stating that the application has been refused and the <text:hidden-text text:condition="ooow:" text:string-value="P4:L42" text:is-hidden="true"/>reasons for such refusal.</text:p>
      <text:p text:style-name="subsection_5f_insert"><text:soft-page-break/><text:hidden-text text:condition="ooow:" text:string-value="P5:L1" text:is-hidden="true"/><text:span text:style-name="T12"><text:tab/>(6)</text:span><text:span text:style-name="T5"><text:tab/>A person shall, when requested to do so by the Health Service </text:span><text:span text:style-name="T5"><text:hidden-text text:condition="ooow:" text:string-value="P5:L2" text:is-hidden="true"/></text:span><text:span text:style-name="T5">Executive, furnish to the Health Service Executive such information as </text:span><text:span text:style-name="T5"><text:hidden-text text:condition="ooow:" text:string-value="P5:L3" text:is-hidden="true"/></text:span><text:span text:style-name="T5">the Health Service Executive considers necessary for it to establish </text:span><text:span text:style-name="T5"><text:hidden-text text:condition="ooow:" text:string-value="P5:L4" text:is-hidden="true"/></text:span><text:span text:style-name="T5">that the person, or his or her dependant, as the case may be, is, or </text:span><text:span text:style-name="T5"><text:hidden-text text:condition="ooow:" text:string-value="P5:L5" text:is-hidden="true"/></text:span><text:span text:style-name="T5">continues to be, entitled under </text:span><text:span text:style-name="T8">subsection (1) </text:span><text:span text:style-name="T5">to the service referred to </text:span><text:span text:style-name="T5"><text:hidden-text text:condition="ooow:" text:string-value="P5:L6" text:is-hidden="true"/></text:span><text:span text:style-name="T5">in that subsection.</text:span></text:p>
      <text:p text:style-name="subsection_5f_insert"><text:hidden-text text:condition="ooow:" text:string-value="P5:L7" text:is-hidden="true"/><text:span text:style-name="T5"><text:tab/>(7)<text:tab/>Where a person fails or refuses to furnish the information requested by </text:span><text:span text:style-name="T5"><text:hidden-text text:condition="ooow:" text:string-value="P5:L8" text:is-hidden="true"/></text:span><text:span text:style-name="T5">the Health Service Executive under</text:span><text:span text:style-name="T8"> subsection (6) </text:span><text:span text:style-name="T5">within such </text:span><text:span text:style-name="T5"><text:hidden-text text:condition="ooow:" text:string-value="P5:L9" text:is-hidden="true"/></text:span><text:span text:style-name="T5">reasonable period as is specified in the request, the Health Service </text:span><text:span text:style-name="T5"><text:hidden-text text:condition="ooow:" text:string-value="P5:L10" text:is-hidden="true"/></text:span><text:span text:style-name="T5">Executive may⁠—</text:span></text:p>
      <text:p text:style-name="P17"><text:hidden-text text:condition="ooow:" text:string-value="P5:L11" text:is-hidden="true"/><text:span text:style-name="T12"><text:tab/>(a)<text:tab/>if the information requested relates to the person’s entitlement </text:span><text:span text:style-name="T12"><text:hidden-text text:condition="ooow:" text:string-value="P5:L12" text:is-hidden="true"/></text:span><text:span text:style-name="T12">under</text:span><text:span text:style-name="T14"> subsection (1)(a) t</text:span><text:span text:style-name="T12">o the service referred to in that subsection, </text:span><text:span text:style-name="T12"><text:hidden-text text:condition="ooow:" text:string-value="P5:L13" text:is-hidden="true"/></text:span><text:span text:style-name="T12">treat the person concerned as if he or she was not entitled under </text:span><text:span text:style-name="T12"><text:hidden-text text:condition="ooow:" text:string-value="P5:L14" text:is-hidden="true"/></text:span><text:span text:style-name="T14">subsection (1)(a) </text:span><text:span text:style-name="T12">to the service referred to in that subsection, and</text:span></text:p>
      <text:p text:style-name="P17"><text:hidden-text text:condition="ooow:" text:string-value="P5:L15" text:is-hidden="true"/><text:span text:style-name="T12"><text:tab/>(b)<text:tab/>if the information requested relates to the entitlement of the </text:span><text:span text:style-name="T12"><text:hidden-text text:condition="ooow:" text:string-value="P5:L16" text:is-hidden="true"/></text:span><text:span text:style-name="T12">person’s dependant under </text:span><text:span text:style-name="T14">subsection (1)(b) </text:span><text:span text:style-name="T12">to the service referred </text:span><text:span text:style-name="T12"><text:hidden-text text:condition="ooow:" text:string-value="P5:L17" text:is-hidden="true"/></text:span><text:span text:style-name="T12">to in that subsection</text:span><text:span text:style-name="T13">, </text:span><text:span text:style-name="T12">treat the dependant concerned as if he or she </text:span><text:span text:style-name="T12"><text:hidden-text text:condition="ooow:" text:string-value="P5:L18" text:is-hidden="true"/></text:span><text:span text:style-name="T12">was not entitled under</text:span><text:span text:style-name="T14"> subsection (1)(b)</text:span><text:span text:style-name="T13"> </text:span><text:span text:style-name="T12">to the service referred to in </text:span><text:span text:style-name="T12"><text:hidden-text text:condition="ooow:" text:string-value="P5:L19" text:is-hidden="true"/></text:span><text:span text:style-name="T12">that subsection.</text:span></text:p>
      <text:p text:style-name="subsection_5f_insert"><text:hidden-text text:condition="ooow:" text:string-value="P5:L20" text:is-hidden="true"/><text:span text:style-name="T12"><text:tab/>(8)</text:span><text:span text:style-name="T5"><text:tab/>The Health Service Executive shall provide any necessary assistance </text:span><text:span text:style-name="T5"><text:hidden-text text:condition="ooow:" text:string-value="P5:L21" text:is-hidden="true"/></text:span><text:span text:style-name="T5">to any person in the making of an application under </text:span><text:span text:style-name="T8">subsection (4)</text:span><text:span text:style-name="T5"> or </text:span><text:span text:style-name="T5"><text:hidden-text text:condition="ooow:" text:string-value="P5:L22" text:is-hidden="true"/></text:span><text:span text:style-name="T5">the furnishing of information requested under </text:span><text:span text:style-name="T8">subsection (6), as the </text:span><text:span text:style-name="T8"><text:hidden-text text:condition="ooow:" text:string-value="P5:L23" text:is-hidden="true"/></text:span><text:span text:style-name="T8">case may be,</text:span><text:span text:style-name="T5"> where, by reason of any incapacity, such person requests </text:span><text:span text:style-name="T5"><text:hidden-text text:condition="ooow:" text:string-value="P5:L24" text:is-hidden="true"/></text:span><text:span text:style-name="T5">such assistance.</text:span></text:p>
      <text:p text:style-name="P19"><text:hidden-text text:condition="ooow:" text:string-value="P5:L25" text:is-hidden="true"/><text:span text:style-name="T12"><text:tab/>(9)<text:tab/>The Minister shall, on 1 September of every year, review the most </text:span><text:span text:style-name="T12"><text:hidden-text text:condition="ooow:" text:string-value="P5:L26" text:is-hidden="true"/></text:span><text:span text:style-name="T12">recent information on the consumer price index made available by the </text:span><text:span text:style-name="T12"><text:hidden-text text:condition="ooow:" text:string-value="P5:L27" text:is-hidden="true"/></text:span><text:span text:style-name="T12">Central Statistics Office and may, with the consent of the Minister for </text:span><text:span text:style-name="T12"><text:hidden-text text:condition="ooow:" text:string-value="P5:L28" text:is-hidden="true"/></text:span><text:span text:style-name="T12">Public Expenditure and Reform, by regulations to take effect on 1 </text:span><text:span text:style-name="T12"><text:hidden-text text:condition="ooow:" text:string-value="P5:L29" text:is-hidden="true"/></text:span><text:span text:style-name="T12">January next following that review, increase or decrease the gross </text:span><text:span text:style-name="T12"><text:hidden-text text:condition="ooow:" text:string-value="P5:L30" text:is-hidden="true"/></text:span><text:span text:style-name="T12">income limits specified in</text:span><text:span text:style-name="T14"> subsection (3) </text:span><text:span text:style-name="T12">to reflect any increase or </text:span><text:span text:style-name="T12"><text:hidden-text text:condition="ooow:" text:string-value="P5:L31" text:is-hidden="true"/></text:span><text:span text:style-name="T12">decrease in that index.</text:span></text:p>
      <text:p text:style-name="P20"><text:hidden-text text:condition="ooow:" text:string-value="P5:L32" text:is-hidden="true"/><text:tab/>(10)<text:tab/>In the calculation of gross income for the purposes of this section, all <text:hidden-text text:condition="ooow:" text:string-value="P5:L33" text:is-hidden="true"/>gross income from all sources shall be included other than the gross <text:hidden-text text:condition="ooow:" text:string-value="P5:L34" text:is-hidden="true"/>income arising from the following sources of income, and any <text:hidden-text text:condition="ooow:" text:string-value="P5:L35" text:is-hidden="true"/>subsequent income from the investment of the monies arising from <text:hidden-text text:condition="ooow:" text:string-value="P5:L36" text:is-hidden="true"/>those sources:</text:p>
      <text:p text:style-name="P17"><text:hidden-text text:condition="ooow:" text:string-value="P5:L37" text:is-hidden="true"/><text:span text:style-name="T12"><text:tab/>(a)<text:tab/>compensation awarded under the </text:span><text:alphabetical-index-mark-start text:id="IMark240105280"/><text:span text:style-name="T12">Hepatitis C Compensation </text:span><text:span text:style-name="T12"><text:hidden-text text:condition="ooow:" text:string-value="P5:L38" text:is-hidden="true"/></text:span><text:span text:style-name="T12">Tribunal Acts 1997 to 2006</text:span><text:alphabetical-index-mark-end text:id="IMark240105280"/><text:span text:style-name="T12">;</text:span></text:p>
      <text:p text:style-name="paragraph_5f_insert"><text:hidden-text text:condition="ooow:" text:string-value="P5:L39" text:is-hidden="true"/><text:span text:style-name="T5"><text:tab/>(b)<text:tab/>compensation awarded by the Residential Institutions Redress </text:span><text:span text:style-name="T5"><text:hidden-text text:condition="ooow:" text:string-value="P5:L40" text:is-hidden="true"/></text:span><text:span text:style-name="T5">Board</text:span>;</text:p>
      <text:p text:style-name="paragraph_5f_insert"><text:hidden-text text:condition="ooow:" text:string-value="P5:L41" text:is-hidden="true"/><text:span text:style-name="T5"><text:tab/>(c)<text:tab/>prescribed repayments referred to in section 8(2) of the </text:span><text:alphabetical-index-mark text:string-value="Health (Repayment Scheme) Act 2006 (No. 17)"/><text:a xlink:type="simple" xlink:href="http://www.irishstatutebook.ie/2006/en/act/pub/0017/index.html"><text:span text:style-name="T5"/></text:a><text:a xlink:type="simple" xlink:href="http://www.irishstatutebook.ie/2006/en/act/pub/0017/index.html">Health </text:a><text:a xlink:type="simple" xlink:href="http://www.irishstatutebook.ie/2006/en/act/pub/0017/index.html"><text:hidden-text text:condition="ooow:" text:string-value="P5:L42" text:is-hidden="true"/></text:a><text:a xlink:type="simple" xlink:href="http://www.irishstatutebook.ie/2006/en/act/pub/0017/index.html">(Repayment Scheme) Act 2006</text:a><text:span text:style-name="T5">;</text:span></text:p>
      <text:p text:style-name="P18"><text:hidden-text text:condition="ooow:" text:string-value="P5:L43" text:is-hidden="true"/><text:tab/>(d)<text:tab/><text:span text:style-name="T2">ex-gratia</text:span> awards approved by the Lourdes Hospital Redress Board <text:hidden-text text:condition="ooow:" text:string-value="P5:L44" text:is-hidden="true"/>under the terms of the Lourdes Hospital Redress Scheme 2007;</text:p>
      <text:p text:style-name="P18"><text:soft-page-break/><text:hidden-text text:condition="ooow:" text:string-value="P6:L1" text:is-hidden="true"/><text:tab/>(e)<text:tab/>such other awards and payments prescribed in regulations made <text:hidden-text text:condition="ooow:" text:string-value="P6:L2" text:is-hidden="true"/>under subsection (12).</text:p>
      <text:p text:style-name="P20"><text:hidden-text text:condition="ooow:" text:string-value="P6:L3" text:is-hidden="true"/><text:tab/>(11)<text:tab/>In the calculation of gross income for the purposes of this section, <text:hidden-text text:condition="ooow:" text:string-value="P6:L4" text:is-hidden="true"/>income shall not be imputed from property comprising an interest in <text:hidden-text text:condition="ooow:" text:string-value="P6:L5" text:is-hidden="true"/>land (whether a family home, a holiday home or any other property) <text:hidden-text text:condition="ooow:" text:string-value="P6:L6" text:is-hidden="true"/>other than any net rental income (calculated as gross rental income <text:hidden-text text:condition="ooow:" text:string-value="P6:L7" text:is-hidden="true"/>less any cost necessarily incurred and associated with the rental of the <text:hidden-text text:condition="ooow:" text:string-value="P6:L8" text:is-hidden="true"/>property).</text:p>
      <text:p text:style-name="subsection_5f_insert"><text:hidden-text text:condition="ooow:" text:string-value="P6:L9" text:is-hidden="true"/><text:span text:style-name="T5"><text:tab/>(12)<text:tab/>The Minister may make regulations prescribing a class or classes of </text:span><text:span text:style-name="T5"><text:hidden-text text:condition="ooow:" text:string-value="P6:L10" text:is-hidden="true"/></text:span><text:span text:style-name="T5">awards or payments not coming within </text:span><text:span text:style-name="T8">paragraphs (a) to (d) of </text:span><text:span text:style-name="T8"><text:hidden-text text:condition="ooow:" text:string-value="P6:L11" text:is-hidden="true"/></text:span><text:span text:style-name="T8">subsection (10)</text:span><text:span text:style-name="T6"> </text:span><text:span text:style-name="T5">but which the Minister considers to be made for a </text:span><text:span text:style-name="T5"><text:hidden-text text:condition="ooow:" text:string-value="P6:L12" text:is-hidden="true"/></text:span><text:span text:style-name="T5">similar purpose as those made under those paragraphs.</text:span></text:p>
      <text:p text:style-name="subsection_5f_insert"><text:hidden-text text:condition="ooow:" text:string-value="P6:L13" text:is-hidden="true"/><text:span text:style-name="T4"><text:tab/>(13)<text:tab/>Insofar as conside</text:span>red practicable by the Health Service Executive, a <text:hidden-text text:condition="ooow:" text:string-value="P6:L14" text:is-hidden="true"/>choice of medical practitioner shall be offered under the general <text:hidden-text text:condition="ooow:" text:string-value="P6:L15" text:is-hidden="true"/>practitioner medical and surgical service made available under this <text:hidden-text text:condition="ooow:" text:string-value="P6:L16" text:is-hidden="true"/>section.</text:p>
      <text:p text:style-name="subsection_5f_insert"><text:hidden-text text:condition="ooow:" text:string-value="P6:L17" text:is-hidden="true"/><text:tab/>(14)<text:tab/>In this section⁠—</text:p>
      <text:p text:style-name="subsection_5f_insert"><text:hidden-text text:condition="ooow:" text:string-value="P6:L18" text:is-hidden="true"/><text:tab/><text:tab/>‘civil partner’ has the same meaning as it has in the <text:alphabetical-index-mark text:string-value="Civil Partnership and Certain Rights and Obligations of Cohabitants Act 2010 (No. 24)"/><text:a xlink:type="simple" xlink:href="http://www.irishstatutebook.ie/2010/en/act/pub/0024/index.html">Civil Partnership </text:a><text:a xlink:type="simple" xlink:href="http://www.irishstatutebook.ie/2010/en/act/pub/0024/index.html"><text:hidden-text text:condition="ooow:" text:string-value="P6:L19" text:is-hidden="true"/></text:a><text:a xlink:type="simple" xlink:href="http://www.irishstatutebook.ie/2010/en/act/pub/0024/index.html">and Certain Rights and Obligations of Cohabitants Act 2010</text:a>;</text:p>
      <text:p text:style-name="subsection_5f_insert"><text:hidden-text text:condition="ooow:" text:string-value="P6:L20" text:is-hidden="true"/><text:tab/><text:tab/>‘dependants’ means dependants who have not attained the age of 70 <text:hidden-text text:condition="ooow:" text:string-value="P6:L21" text:is-hidden="true"/>years;</text:p>
      <text:p text:style-name="subsection_5f_insert"><text:hidden-text text:condition="ooow:" text:string-value="P6:L22" text:is-hidden="true"/><text:tab/><text:tab/>‘qualifying person’ means a person who is entitled under subsection <text:hidden-text text:condition="ooow:" text:string-value="P6:L23" text:is-hidden="true"/>(1)(a) to the service referred to in that subsection.”.</text:p>
      <text:p text:style-name="shouldernote"><text:hidden-text text:condition="ooow:" text:string-value="P6:L24" text:is-hidden="true"/><text:bookmark-start text:name="toc_book_4"/>Short title, collective citation and commencement<text:bookmark-end text:name="toc_book_4"/></text:p>
      <text:p text:style-name="subsection"><text:hidden-text text:condition="ooow:" text:string-value="P6:L25" text:is-hidden="true"/><text:reference-mark-start text:name="sectionnumber_5"/><text:span text:style-name="T3"><text:sequence text:ref-name="refsectionnumber3" text:name="sectionnumber" text:formula="ooow:sectionnumber+1" style:num-format="1">4</text:sequence></text:span><text:reference-mark-end text:name="sectionnumber_5"/><text:span text:style-name="T3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may be cited as the Health (General Practitioner Service) Act 2015.</text:p>
      <text:p text:style-name="subsection"><text:hidden-text text:condition="ooow:" text:string-value="P6:L26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is Act and the <text:alphabetical-index-mark-start text:id="IMark280173280"/>Health Acts 1947 to 2014<text:alphabetical-index-mark-end text:id="IMark280173280"/> may be cited together as the Health Acts <text:hidden-text text:condition="ooow:" text:string-value="P6:L27" text:is-hidden="true"/>1947 to 2015 and shall be construed together as one Act.</text:p>
      <text:p text:style-name="subsection"><text:hidden-text text:condition="ooow:" text:string-value="P6:L28" text:is-hidden="true"/><text:tab/><text:reference-mark-start text:name="subsectionnumber_3"/>(<text:sequence text:ref-name="refsubsectionnumber2" text:name="subsectionnumber" text:formula="ooow:subsectionnumber+1" style:num-format="1">3</text:sequence>)<text:reference-mark-end text:name="subsectionnumber_3"/><text:tab/>This Act comes into operation on such day or days as the Minister for Health may <text:hidden-text text:condition="ooow:" text:string-value="P6:L29" text:is-hidden="true"/>appoint by order or orders either generally or with reference to any particular purpose <text:hidden-text text:condition="ooow:" text:string-value="P6:L30" text:is-hidden="true"/>or provision and different days may be so appointed for different purposes or different <text:hidden-text text:condition="ooow:" text:string-value="P6:L31" text:is-hidden="true"/>provisions.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An Bille Sláinte (Seirbhís Lia-Chleachtóirí Ginearálta), 2015</text:p>
            <text:p text:style-name="P24"><text:span text:style-name="bold_5f_noitalic_5f_nounderline"><text:span text:style-name="T4"/></text:span></text:p>
            <text:p text:style-name="P29"><text:s text:c="23"/></text:p>
            <text:p text:style-name="P26">BILLE</text:p>
            <text:p text:style-name="P31">(mar a tionscnaíodh)</text:p>
            <text:p text:style-name="P31">d<text:span text:style-name="T15">á ngairtear</text:span></text:p>
            <text:p text:style-name="P24"/>
            <text:p text:style-name="P33"><text:span text:style-name="T16">Acht do leasú an Achta Sláinte, 1970 chun socrú a dhéanamh maidir le seirbhís liachta agus máinliachta liachleachtóra ghinearálta a chur ar fáil gan mhuirear do dhaoine a bhfuil gnáthchónaí orthu sa Stát agus a bhfuil 70 bliain d’aois slánaithe acu, agus do dhaoine áirithe eile; agus do dhéanamh socrú i dtaobh nithe gaolmhara.</text:span><text:span text:style-name="bold_5f_noitalic_5f_nounderline"><text:span text:style-name="T10"><text:line-break/></text:span></text:span></text:p>
            <text:p text:style-name="P29"/>
            <text:p text:style-name="P23">An tAire Sláinte a thíolaic,</text:p>
            <text:p text:style-name="P22">25 <text:span text:style-name="T2">Márta,</text:span> 2015</text:p>
            <text:p text:style-name="P30"/>
            <text:p text:style-name="P25"/>
          </table:table-cell>
          <table:table-cell table:style-name="Table1.B1" office:value-type="string">
            <text:p text:style-name="P27">Health (General Practitioner Service) Bill 2015</text:p>
            <text:p text:style-name="P24"><text:span text:style-name="bold_5f_noitalic_5f_nounderline"><text:span text:style-name="T4"/></text:span></text:p>
            <text:p text:style-name="P28"><text:s/></text:p>
            <text:p text:style-name="P26">BILL</text:p>
            <text:p text:style-name="P31">(as initiated)</text:p>
            <text:p text:style-name="P31">entitled</text:p>
            <text:p text:style-name="P24"/>
            <text:p text:style-name="P32">An Act to amend the Health Act 1970 to provide for the making available without charge of a general practitioner medical and surgical service to persons who are ordinarily resident in the State and who have attained the age of 70 years, and to certain other persons; and to provide for related matters.<text:line-break/><text:span text:style-name="bold_5f_noitalic_5f_nounderline"><text:span text:style-name="T4"><text:line-break/></text:span></text:span></text:p>
            <text:p text:style-name="P28"/>
            <text:p text:style-name="P23">Presented by the Minister for Health,</text:p>
            <text:p text:style-name="P22"><text:span text:style-name="T2">25th March,</text:span> 2015</text:p>
            <text:p text:style-name="P28"/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/>
    <style:font-face style:name="StarSymbol" svg:font-family="StarSymbol"/>
    <style:font-face style:name="Tahoma1" svg:font-family="Tahoma"/>
    <style:font-face style:name="Times New Roman4" svg:font-family="'Times New Roman', serif"/>
    <style:font-face style:name="Times New Roman3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 fo:background-color="transparent"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variant="normal" fo:text-transform="non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 text:number-lines="false" text:line-number="0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1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text-transform="uppercase" style:font-name="Times New Roman1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fo:keep-with-next="always" text:number-lines="false" text:line-number="0">
        <style:tab-stops/>
        <style:background-image/>
      </style:paragraph-properties>
      <style:text-properties style:font-name="Times New Roman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fo:keep-with-next="always" text:number-lines="false" text:line-number="0">
        <style:tab-stops/>
        <style:drop-cap/>
        <style:background-image/>
      </style:paragraph-properties>
      <style:text-properties fo:text-transform="uppercase" style:font-name="Times New Roman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" fo:font-size="12pt"/>
    </style:style>
    <style:style style:name="partnumber" style:family="paragraph" style:parent-style-name="Standard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" fo:font-size="11pt"/>
    </style:style>
    <style:style style:name="parttitle" style:family="paragraph" style:parent-style-name="Standard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" fo:font-size="11pt" fo:font-style="normal" fo:font-weight="normal" fo:hyphenate="false" fo:hyphenation-remain-char-count="2" fo:hyphenation-push-char-count="2"/>
    </style:style>
    <style:style style:name="subparagraph" style:family="paragraph" style:parent-style-name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clause" style:family="paragraph" style:parent-style-name="Standard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number" style:family="paragraph" style:parent-style-name="Standard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" fo:font-size="11pt"/>
    </style:style>
    <style:style style:name="scheduleparttitle" style:family="paragraph" style:master-page-name="">
      <style:paragraph-properties fo:margin-left="0cm" fo:margin-right="0cm" fo:margin-top="0cm" fo:margin-bottom="0.499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clause_5f_insert" style:display-name="scheduleclause_insert" style:family="paragraph" style:parent-style-name="scheduleclause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margin-top="0cm" fo:margin-bottom="0.25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clause_5f_insert" style:display-name="clause_insert" style:family="paragraph" style:parent-style-name="clause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ubparagraph_5f_insert" style:display-name="subparagraph_insert" style:family="paragraph" style:parent-style-name="sub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paragraph_5f_insert" style:display-name="paragraph_insert" style:family="paragraph" style:parent-style-name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ubsection_5f_insert" style:display-name="subsection_insert" style:family="paragraph" style:parent-style-name="subsection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fals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lways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parent-style-name="Standard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/>
    </style:style>
    <style:style style:name="subsection" style:family="paragraph" style:parent-style-name="Standard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/>
    </style:style>
    <style:style style:name="scheduleparagraph" style:family="paragraph" style:parent-style-name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2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2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1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left" style:family="paragraph" style:parent-style-name="centered">
      <style:paragraph-properties fo:text-align="justify" style:justify-single-word="false" text:number-lines="false" text:line-number="0"/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Header_20_right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6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7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30 of 2015" text:name="Footer"/>
        </text:user-field-decls>
        <text:p text:style-name="P2"><text:span text:style-name="T1"><text:tab/>[</text:span><text:span text:style-name="T1"><text:user-field-get text:name="Footer">No. 30 of 2015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[%ACT_YEAR%]<text:tab/><text:span text:style-name="T2">%T_ACT_S_SHORTTITLEEN1%</text:span><text:tab/>ActHeader [No.<text:span text:style-name="T3">%ACT_NUM%.</text:span>]</text:p>
        <text:p text:style-name="P4">%T_ACT_S_SHORTTITLEEN2%</text:p>
      </style:header>
      <style:footer>
        <text:p text:style-name="P1"><text:tab/><text:page-number text:select-page="current">7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 [No.<text:span text:style-name="T3">%ACT_NUM%.</text:span>]<text:tab/><text:span text:style-name="T2">%T_ACT_S_SHORTTITLEEN1%</text:span><text:tab/>[%ACT_YEAR%]</text:p>
        <text:p text:style-name="P4">%T_ACT_S_SHORTTITLEEN2%</text:p>
      </style:header>
      <style:footer>
        <text:p text:style-name="P1"><text:tab/><text:page-number text:select-page="current">7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5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5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6"/>
        <text:p text:style-name="P6">[No. 30 of 2015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5-06-23T13:21:59</dc:date>
    <meta:print-date>2015-03-06T15:32:54</meta:print-date>
    <meta:editing-cycles>753</meta:editing-cycles>
    <meta:editing-duration>P2DT23H51M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" meta:paragraph-count="104" meta:word-count="1695" meta:character-count="10332"/>
  </office:meta>
</office:document-meta>
</file>